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7.067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984cm"/>
    </style:style>
    <style:style style:name="ro1" style:family="table-row">
      <style:table-row-properties style:row-height="0.552cm" fo:break-before="auto" style:use-optimal-row-height="true"/>
    </style:style>
    <style:style style:name="ro2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9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  <table:table-cell table:number-columns-repeated="1020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5" office:value-type="string">
            <text:p>13/02/2020</text:p>
          </table:table-cell>
          <table:table-cell table:style-name="ce2" office:value-type="string">
            <text:p>IONIC IOS WORD &amp; PICTURE upload implemented commit. &amp; Advertisement API Implementation &amp; Motto data insertion &amp; AWS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5">
            <text:p>5</text:p>
          </table:table-cell>
          <table:table-cell table:style-name="ce5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6">
            <text:p>6</text:p>
          </table:table-cell>
          <table:table-cell table:style-name="ce5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7">
            <text:p>7</text:p>
          </table:table-cell>
          <table:table-cell table:style-name="ce5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8">
            <text:p>8</text:p>
          </table:table-cell>
          <table:table-cell table:style-name="ce5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2">
          <table:table-cell table:style-name="ce2" office:value-type="float" office:value="9">
            <text:p>9</text:p>
          </table:table-cell>
          <table:table-cell table:style-name="ce5" office:value-type="string">
            <text:p>19/02/2020</text:p>
          </table:table-cell>
          <table:table-cell table:style-name="ce2" office:value-type="string">
            <text:p>IOS BUILD &amp; Advertisement Issue fix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20/02/2020</text:p>
          </table:table-cell>
          <table:table-cell table:style-name="ce2" office:value-type="string">
            <text:p>IOS Video, Audio duration issue fix &amp;&amp; IOS MR check and IPA file generation &amp;&amp; AWS Cloudfront RD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11">
            <text:p>11</text:p>
          </table:table-cell>
          <table:table-cell table:style-name="ce5" office:value-type="string">
            <text:p>21/02/2020</text:p>
          </table:table-cell>
          <table:table-cell table:style-name="ce7" office:value-type="string">
            <text:p>Code Analysis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2">
          <table:table-cell table:style-name="ce2" office:value-type="float" office:value="12">
            <text:p>12</text:p>
          </table:table-cell>
          <table:table-cell table:style-name="ce5" office:value-type="string">
            <text:p>22/02/2020</text:p>
          </table:table-cell>
          <table:table-cell table:style-name="ce7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13">
            <text:p>13</text:p>
          </table:table-cell>
          <table:table-cell table:style-name="ce5" office:value-type="string">
            <text:p>23/02/2020</text:p>
          </table:table-cell>
          <table:table-cell table:style-name="ce7" office:value-type="string">
            <text:p>IONIC IOS AASA Configuration &amp; APK TESTING 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style-name="ce2" office:value-type="float" office:value="14">
            <text:p>14</text:p>
          </table:table-cell>
          <table:table-cell table:style-name="ce5" office:value-type="string">
            <text:p>24/02/2020</text:p>
          </table:table-cell>
          <table:table-cell table:style-name="ce7" office:value-type="string">
            <text:p>IONIC IOS AASA Backend Implementation &amp; APK TESTING &amp; Upload validation added </text:p>
          </table:table-cell>
          <table:table-cell table:style-name="ce2" office:value-type="string">
            <text:p>18hrs</text:p>
          </table:table-cell>
          <table:table-cell table:number-columns-repeated="1020"/>
        </table:table-row>
        <table:table-row table:style-name="ro2">
          <table:table-cell table:style-name="ce2" office:value-type="float" office:value="15">
            <text:p>15</text:p>
          </table:table-cell>
          <table:table-cell table:style-name="ce5" office:value-type="string">
            <text:p>25/02/2020</text:p>
          </table:table-cell>
          <table:table-cell table:style-name="ce7" office:value-type="string">
            <text:p>IOS IPA file generation &amp; IOS issue fixing &amp; upload time limit added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>
            <text:p>Total</text:p>
          </table:table-cell>
          <table:table-cell table:style-name="ce8" office:value-type="string">
            <text:p>294hrs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name="__Anonymous_Sheet_DB__1" table:target-range-address="Sheet1.A18:Sheet1.A1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6">2020/02/26</text:date>, <text:time>10:22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9-12-27T09:51:04Z</meta:creation-date>
    <dc:date>2020-02-26T10:22:33.40</dc:date>
    <meta:editing-cycles>180</meta:editing-cycles>
    <meta:editing-duration>PT2H22M</meta:editing-duration>
    <meta:document-statistic meta:table-count="1" meta:cell-count="66" meta:object-count="0"/>
  </office:meta>
</office:document-meta>
</file>